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fff00"/>
    </style:style>
    <style:style style:name="ce3" style:family="table-cell" style:parent-style-name="Default">
      <style:table-cell-properties fo:background-color="#ff0000"/>
    </style:style>
    <style:style style:name="ce4" style:family="table-cell" style:parent-style-name="Default">
      <style:table-cell-properties fo:background-color="#ec9ba4"/>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2"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ipt</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office:value-type="string" calcext:value-type="string">
            <text:p>injury.</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2" office:value-type="string" calcext:value-type="string">
            <text:p>none.</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office:value-type="string" calcext:value-type="string">
            <text:p>choose: gain rival, gain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office:value-type="string" calcext:value-type="string">
            <text:p>gai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office:value-type="string" calcext:value-type="string">
            <text:p>gain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office:value-type="string" calcext:value-type="string">
            <text:p>choose: gain rival, gain enemy; choose: lose ally, lose rival.</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office:value-type="string" calcext:value-type="string">
            <text:p>+2 qua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office:value-type="string" calcext:value-type="string">
            <text:p>+2 benefit.</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office:value-type="string" calcext:value-type="string">
            <text:p>choose: -1 benefit, prison.</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office:value-type="string" calcext:value-type="string">
            <text:p>unusual event.</text:p>
          </table:table-cell>
        </table:table-row>
        <table:table-row table:style-name="ro1">
          <table:table-cell office:value-type="string" calcext:value-type="string">
            <text:p>edu</text:p>
          </table:table-cell>
          <table:table-cell office:value-type="float" office:value="2" calcext:value-type="float">
            <text:p>2</text:p>
          </table:table-cell>
          <table:table-cell table:style-name="ce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2" office:value-type="string" calcext:value-type="string">
            <text:p>choose: test psi, none</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2" office:value-type="string" calcext:value-type="string">
            <text:p>choose roll soc 8+: gain rival, gain enemy, prison.</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 office:value-type="string" calcext:value-type="string">
            <text:p>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2" office:value-type="string" calcext:value-type="string">
            <text:p>choose roll d3: gain 1 ally, gain 2 ally, gain 3 ally.</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2" office:value-type="string" calcext:value-type="string">
            <text:p>choose roll soc 8+: gain rival AND gain enemy, none.</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0 skill not joat.</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3"/>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choose roll soc 9+: none, drifter OR war draft.</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office:value-type="string" calcext:value-type="string">
            <text:p>gain soc.</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2" office:value-type="string" calcext:value-type="string">
            <text:p>choose: choose roll investigate 8+ OR roll streetwise 8+: gain deception OR gain joat OR gain persaude OR gain tactics, mishap.</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3"/>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 office:value-type="string" calcext:value-type="string">
            <text:p>choose roll d3: gain 1 contact, gain 2 contact, gain 3 contac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3" office:value-type="string" calcext:value-type="string">
            <text:p>pg 22 – not sure how to do this, probably just custom</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2" office:value-type="string" calcext:value-type="string">
            <text:p>choose: gain investigate +1, +4 advancement.</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3" office:value-type="string" calcext:value-type="string">
            <text:p>choose: gain vacc 1, gain engineer 1, gain riding 1, gain training 1, gain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choose roll edu 8+: gain guns OR gain leadership, injury.</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3"/>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4"/>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3"/>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3"/>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3"/>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 office:value-type="string" calcext:value-type="string">
            <text:p>gain ally AND choose: gain diplo 1, +4 advancement.</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3"/>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3" office:value-type="string" calcext:value-type="string">
            <text:p>gain enemy AND choose roll melee 8+: none, injury OR choose roll guns 8+: none, injury OR choose roll stealth 8+: none, injury</text:p>
          </table:table-cell>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3"/>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3"/>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3" office:value-type="string" calcext:value-type="string">
            <text:p>choose roll art 8+: +1 soc, -1 soc OR choose roll investigate 8+: +1 soc, -1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3"/>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2" office:value-type="string" calcext:value-type="string">
            <text:p>choose roll d3: gain 1 contact, gain 2 contact, gain 3 contact.</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3"/>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3"/>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 office:value-type="string" calcext:value-type="string">
            <text:p>choose: gain tactics 1, +4 advancement.</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4"/>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 office:value-type="string" calcext:value-type="string">
            <text:p>gain ally AND choose: gain carouse +1, +4 advancement.</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 office:value-type="string" calcext:value-type="string">
            <text:p>choose: gain naval 1, +4 advancement.</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 office:value-type="string" calcext:value-type="string">
            <text:p>gain ally AND choose: gain leader +1, +4 advancement.</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 office:value-type="string" calcext:value-type="string">
            <text:p>choose: gain mil 1, +4 advancement.</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You are called upon to perform research that goes against your conscience. Accept, and you gain an extra Benefit roll, a level in each of any two Science skill specialties and D3 Enemies.</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 office:value-type="string" calcext:value-type="string">
            <text:p>gain ally AND choose: gain sci +1, +4 advancement.</text:p>
          </table:table-cell>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 office:value-type="string" calcext:value-type="string">
            <text:p>choose: gain diplo +1, +4 advancement.</text:p>
          </table:table-cell>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9T10:08:51.990000000</dc:date>
    <meta:editing-duration>P1DT9H40M40S</meta:editing-duration>
    <meta:editing-cycles>142</meta:editing-cycles>
    <meta:generator>LibreOffice/7.3.6.2$Windows_X86_64 LibreOffice_project/c28ca90fd6e1a19e189fc16c05f8f8924961e12e</meta:generator>
    <meta:document-statistic meta:table-count="6" meta:cell-count="1299" meta:object-count="0"/>
  </office:meta>
</office:document-meta>
</file>